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300000375EF01ABAD.png"/>
  <manifest:file-entry manifest:media-type="image/png" manifest:full-path="Pictures/100002000000034400000338226A7EF6.png"/>
  <manifest:file-entry manifest:media-type="image/png" manifest:full-path="Pictures/10000201000005B4000003756C979AFF.png"/>
  <manifest:file-entry manifest:media-type="image/png" manifest:full-path="Pictures/100002010000051000000338C069627A.png"/>
  <manifest:file-entry manifest:media-type="image/png" manifest:full-path="Pictures/100002010000057A000003382405F877.png"/>
  <manifest:file-entry manifest:media-type="image/png" manifest:full-path="Pictures/10000200000001B2000003407BB1C06F.png"/>
  <manifest:file-entry manifest:media-type="image/png" manifest:full-path="Pictures/10000200000002EB00000339EB173C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6cm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3" style:family="graphic" style:parent-style-name="objectwithoutfill">
      <style:graphic-properties svg:stroke-color="#999999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45cm" fo:min-width="1.423cm"/>
      <style:paragraph-properties style:writing-mode="tb-rl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3.749cm" fo:min-width="0.662cm"/>
      <style:paragraph-properties style:writing-mode="tb-rl"/>
    </style:style>
    <style:style style:name="gr6" style:family="graphic" style:parent-style-name="standard">
      <style:graphic-properties draw:stroke="none" svg:stroke-color="#000000" draw:fill="solid" draw:fill-color="#99cc99" draw:textarea-horizontal-align="center" draw:textarea-vertical-align="middle" draw:auto-grow-height="false" draw:auto-grow-width="false" fo:min-height="0cm" fo:min-width="0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solid" draw:fill-color="#801900" draw:textarea-horizontal-align="center" draw:textarea-vertical-align="middle" draw:auto-grow-height="false" draw:auto-grow-width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cccc" draw:textarea-horizontal-align="center" draw:textarea-vertical-align="middle" draw:auto-grow-height="fals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3.749cm" fo:min-width="1.323cm"/>
      <style:paragraph-properties style:writing-mode="tb-rl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3.812cm" fo:min-width="1.323cm"/>
      <style:paragraph-properties style:writing-mode="tb-rl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4.879cm" fo:min-width="0.662cm"/>
      <style:paragraph-properties style:writing-mode="tb-rl"/>
    </style:style>
    <style:style style:name="gr15" style:family="graphic" style:parent-style-name="standard">
      <style:graphic-properties draw:stroke="none" svg:stroke-color="#000000" draw:fill="solid" draw:fill-color="#003366" draw:textarea-horizontal-align="center" draw:textarea-vertical-align="middle" draw:auto-grow-height="false" draw:auto-grow-width="false" fo:min-height="0cm" fo:min-width="0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cfe7f5" draw:textarea-horizontal-align="center" draw:textarea-vertical-align="middle" draw:auto-grow-height="fals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4.447cm" fo:min-width="1.984cm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45cm" fo:min-width="0.823cm"/>
      <style:paragraph-properties style:writing-mode="tb-rl"/>
    </style:style>
    <style:style style:name="gr20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</style:style>
    <style:style style:name="P3" style:family="paragraph">
      <style:paragraph-properties style:writing-mode="tb-rl"/>
      <style:text-properties style:font-size-asian="18pt"/>
    </style:style>
    <style:style style:name="P4" style:family="paragraph">
      <style:text-properties fo:color="#ffffff" fo:font-size="18pt"/>
    </style:style>
    <style:style style:name="P5" style:family="paragraph">
      <style:text-properties fo:color="#990000" fo:font-size="18pt"/>
    </style:style>
    <style:style style:name="P6" style:family="paragraph">
      <style:text-properties fo:font-size="18pt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style:font-size-asian="18pt"/>
    </style:style>
    <style:style style:name="T2" style:family="text">
      <style:text-properties fo:color="#ffffff" fo:font-size="18pt"/>
    </style:style>
    <style:style style:name="T3" style:family="text">
      <style:text-properties fo:color="#990000" fo:font-size="18pt"/>
    </style:style>
    <style:style style:name="T4" style:family="text">
      <style:text-properties fo:font-size="1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measurelines" svg:width="16.2cm" svg:height="16.6cm" svg:x="-17.8cm" svg:y="1.5cm">
          <draw:image xlink:href="Pictures/100002000000034400000338226A7EF6.png" xlink:type="simple" xlink:show="embed" xlink:actuate="onLoad">
            <text:p/>
          </draw:image>
        </draw:frame>
        <draw:line draw:style-name="gr2" draw:text-style-name="P1" draw:layer="layout" svg:x1="1cm" svg:y1="9.5cm" svg:x2="19.1cm" svg:y2="9.5cm">
          <text:p/>
        </draw:line>
        <draw:line draw:style-name="gr3" draw:text-style-name="P1" draw:layer="measurelines" svg:x1="15.813cm" svg:y1="6.499cm" svg:x2="15.813cm" svg:y2="18.299cm">
          <text:p/>
        </draw:line>
        <draw:frame draw:style-name="gr4" draw:text-style-name="P2" draw:layer="measurelines" svg:width="1.923cm" svg:height="4.028cm" svg:x="3.277cm" svg:y="2.2cm">
          <draw:text-box>
            <text:p text:style-name="P2">律山国の領土</text:p>
            <text:p text:style-name="P2">拡大が本格化</text:p>
          </draw:text-box>
        </draw:frame>
        <draw:line draw:style-name="gr3" draw:text-style-name="P1" draw:layer="measurelines" svg:x1="4.4cm" svg:y1="6.5cm" svg:x2="4.4cm" svg:y2="18.3cm">
          <text:p/>
        </draw:line>
        <draw:frame draw:style-name="gr5" draw:text-style-name="P2" draw:layer="measurelines" svg:width="1.162cm" svg:height="3.999cm" svg:x="15.2cm" svg:y="2.1cm">
          <draw:text-box>
            <text:p text:style-name="P2">凛麓府の設立</text:p>
          </draw:text-box>
        </draw:frame>
        <draw:frame draw:style-name="gr6" xml:id="id1" draw:id="id1" draw:layer="layout" svg:width="3.687cm" svg:height="1.4cm" svg:x="2.3cm" svg:y="12.2cm">
          <draw:text-box>
            <text:p>Mitsuyoshi</text:p>
          </draw:text-box>
        </draw:frame>
        <draw:frame draw:style-name="gr6" xml:id="id3" draw:id="id3" draw:layer="layout" svg:width="3.687cm" svg:height="1.4cm" svg:x="11.487cm" svg:y="12.2cm">
          <draw:text-box>
            <text:p>Kazasaki2</text:p>
          </draw:text-box>
        </draw:frame>
        <draw:frame draw:style-name="gr6" xml:id="id2" draw:id="id2" draw:layer="layout" svg:width="3.687cm" svg:height="1.4cm" svg:x="7cm" svg:y="12.2cm">
          <draw:text-box>
            <text:p>Kazasaki</text:p>
          </draw:text-box>
        </draw:frame>
        <draw:connector draw:style-name="gr7" draw:text-style-name="P1" draw:layer="layout" svg:x1="5.987cm" svg:y1="12.9cm" svg:x2="7cm" svg:y2="12.9cm" draw:start-shape="id1" draw:start-glue-point="1" draw:end-shape="id2" draw:end-glue-point="3" svg:d="M5987 12900h1013">
          <text:p/>
        </draw:connector>
        <draw:connector draw:style-name="gr7" draw:text-style-name="P1" draw:layer="layout" svg:x1="10.687cm" svg:y1="12.9cm" svg:x2="11.487cm" svg:y2="12.9cm" draw:start-shape="id2" draw:start-glue-point="1" draw:end-shape="id3" draw:end-glue-point="3" svg:d="M10687 12900h800">
          <text:p/>
        </draw:connector>
      </draw:page>
      <draw:page draw:name="page2" draw:style-name="dp1" draw:master-page-name="標準">
        <draw:line draw:style-name="gr2" draw:text-style-name="P1" draw:layer="layout" svg:x1="1cm" svg:y1="9.5cm" svg:x2="19.1cm" svg:y2="9.5cm">
          <text:p/>
        </draw:line>
        <draw:frame draw:style-name="gr4" draw:text-style-name="P3" draw:layer="measurelines" svg:width="1.923cm" svg:height="4.028cm" svg:x="6.89cm" svg:y="2.2cm">
          <draw:text-box>
            <text:p text:style-name="P3"><text:span text:style-name="T1">黒縄さまに</text:span></text:p>
            <text:p text:style-name="P3"><text:span text:style-name="T1">よる災害</text:span></text:p>
          </draw:text-box>
        </draw:frame>
        <draw:line draw:style-name="gr3" draw:text-style-name="P1" draw:layer="measurelines" svg:x1="7.913cm" svg:y1="6.5cm" svg:x2="7.913cm" svg:y2="18.3cm">
          <text:p/>
        </draw:line>
        <draw:frame draw:style-name="gr8" draw:text-style-name="P4" xml:id="id4" draw:id="id4" draw:layer="layout" svg:width="3.687cm" svg:height="1.4cm" svg:x="5.913cm" svg:y="12.2cm">
          <draw:text-box>
            <text:p><text:span text:style-name="T2">Hitami</text:span></text:p>
          </draw:text-box>
        </draw:frame>
        <draw:frame draw:style-name="gr8" draw:text-style-name="P4" xml:id="id5" draw:id="id5" draw:layer="layout" svg:width="3.687cm" svg:height="1.4cm" svg:x="11.4cm" svg:y="12.2cm">
          <draw:text-box>
            <text:p><text:span text:style-name="T2">Inome2</text:span></text:p>
          </draw:text-box>
        </draw:frame>
        <draw:connector draw:style-name="gr9" draw:text-style-name="P1" draw:layer="layout" draw:type="line" svg:x1="9.6cm" svg:y1="12.9cm" svg:x2="11.4cm" svg:y2="12.9cm" draw:start-shape="id4" draw:start-glue-point="1" draw:end-shape="id5" draw:end-glue-point="3" svg:d="M9600 12900h1800">
          <text:p/>
        </draw:connector>
        <draw:frame draw:style-name="gr1" draw:text-style-name="P1" draw:layer="layout" svg:width="7.348cm" svg:height="14.088cm" svg:x="-8.348cm" svg:y="2.7cm">
          <draw:image xlink:href="Pictures/10000200000001B2000003407BB1C06F.png" xlink:type="simple" xlink:show="embed" xlink:actuate="onLoad">
            <text:p/>
          </draw:image>
        </draw:frame>
      </draw:page>
      <draw:page draw:name="page3" draw:style-name="dp1" draw:master-page-name="標準">
        <draw:line draw:style-name="gr2" draw:text-style-name="P1" draw:layer="layout" svg:x1="1cm" svg:y1="9.5cm" svg:x2="19.1cm" svg:y2="9.5cm">
          <text:p/>
        </draw:line>
        <draw:line draw:style-name="gr3" draw:text-style-name="P1" draw:layer="measurelines" svg:x1="6.723cm" svg:y1="6.8cm" svg:x2="6.723cm" svg:y2="18.6cm">
          <text:p/>
        </draw:line>
        <draw:line draw:style-name="gr3" draw:text-style-name="P1" draw:layer="measurelines" svg:x1="3.546cm" svg:y1="6.7cm" svg:x2="3.546cm" svg:y2="18.5cm">
          <text:p/>
        </draw:line>
        <draw:frame draw:style-name="gr10" draw:text-style-name="P5" draw:layer="layout" svg:width="2.387cm" svg:height="1.4cm" svg:x="0.613cm" svg:y="14.6cm">
          <draw:text-box>
            <text:p><text:span text:style-name="T3">Minda</text:span></text:p>
          </draw:text-box>
        </draw:frame>
        <draw:frame draw:style-name="gr1" draw:text-style-name="P1" draw:layer="layout" svg:width="14.6cm" svg:height="13.61cm" svg:x="-16.6cm" svg:y="4.6cm">
          <draw:image xlink:href="Pictures/10000201000005B4000003756C979AFF.png" xlink:type="simple" xlink:show="embed" xlink:actuate="onLoad">
            <text:p/>
          </draw:image>
        </draw:frame>
        <draw:frame draw:style-name="gr11" draw:text-style-name="P3" draw:layer="measurelines" svg:width="1.823cm" svg:height="3.999cm" svg:x="2.6cm" svg:y="3.401cm">
          <draw:text-box>
            <text:p text:style-name="P3"><text:span text:style-name="T1">ルブンデン</text:span></text:p>
            <text:p text:style-name="P3"><text:span text:style-name="T1">魔力喪失</text:span></text:p>
          </draw:text-box>
        </draw:frame>
        <draw:frame draw:style-name="gr5" draw:text-style-name="P3" draw:layer="measurelines" svg:width="1.162cm" svg:height="3.999cm" svg:x="6.123cm" svg:y="2.7cm">
          <draw:text-box>
            <text:p text:style-name="P3"><text:span text:style-name="T1">赤い魚の出現</text:span></text:p>
          </draw:text-box>
        </draw:frame>
        <draw:frame draw:style-name="gr8" draw:text-style-name="P4" xml:id="id11" draw:id="id11" draw:layer="layout" svg:width="2.8cm" svg:height="1.4cm" svg:x="12.8cm" svg:y="12.8cm">
          <draw:text-box>
            <text:p><text:span text:style-name="T2">Nitori</text:span></text:p>
          </draw:text-box>
        </draw:frame>
        <draw:frame draw:style-name="gr8" draw:text-style-name="P4" xml:id="id13" draw:id="id13" draw:layer="layout" svg:width="2.787cm" svg:height="1.4cm" svg:x="17cm" svg:y="12.8cm">
          <draw:text-box>
            <text:p><text:span text:style-name="T2">Inome3</text:span></text:p>
          </draw:text-box>
        </draw:frame>
        <draw:frame draw:style-name="gr10" draw:text-style-name="P5" draw:layer="layout" svg:width="2.387cm" svg:height="1.4cm" svg:x="3.936cm" svg:y="11.5cm">
          <draw:text-box>
            <text:p><text:span text:style-name="T3">Inome</text:span></text:p>
          </draw:text-box>
        </draw:frame>
        <draw:frame draw:style-name="gr10" draw:text-style-name="P5" xml:id="id6" draw:id="id6" draw:layer="layout" svg:width="2.687cm" svg:height="1.4cm" svg:x="5.236cm" svg:y="14.6cm">
          <draw:text-box>
            <text:p><text:span text:style-name="T3">Minda2</text:span></text:p>
          </draw:text-box>
        </draw:frame>
        <draw:frame draw:style-name="gr10" draw:text-style-name="P5" xml:id="id7" draw:id="id7" draw:layer="layout" svg:width="2.287cm" svg:height="1.4cm" svg:x="7.6cm" svg:y="17.3cm">
          <draw:text-box>
            <text:p><text:span text:style-name="T3">Fumi</text:span></text:p>
          </draw:text-box>
        </draw:frame>
        <draw:frame draw:style-name="gr10" draw:text-style-name="P5" xml:id="id8" draw:id="id8" draw:layer="layout" svg:width="3cm" svg:height="1.4cm" svg:x="9.3cm" svg:y="15.4cm">
          <draw:text-box>
            <text:p><text:span text:style-name="T3">Suihoun</text:span></text:p>
          </draw:text-box>
        </draw:frame>
        <draw:frame draw:style-name="gr10" draw:text-style-name="P5" xml:id="id9" draw:id="id9" draw:layer="layout" svg:width="3cm" svg:height="1.4cm" svg:x="12.7cm" svg:y="15.4cm">
          <draw:text-box>
            <text:p><text:span text:style-name="T3">Sakuma</text:span></text:p>
          </draw:text-box>
        </draw:frame>
        <draw:frame draw:style-name="gr10" draw:text-style-name="P5" xml:id="id10" draw:id="id10" draw:layer="layout" svg:width="2.4cm" svg:height="1.4cm" svg:x="16.1cm" svg:y="15.4cm">
          <draw:text-box>
            <text:p><text:span text:style-name="T3">Sachi</text:span></text:p>
          </draw:text-box>
        </draw:frame>
        <draw:frame draw:style-name="gr8" draw:text-style-name="P4" xml:id="id12" draw:id="id12" draw:layer="layout" svg:width="2.787cm" svg:height="1.4cm" svg:x="14.513cm" svg:y="10.4cm">
          <draw:text-box>
            <text:p><text:span text:style-name="T2">Minda3</text:span></text:p>
          </draw:text-box>
        </draw:frame>
        <draw:connector draw:style-name="gr12" draw:text-style-name="P1" draw:layer="layout" draw:type="line" svg:x1="2.623cm" svg:y1="15.3cm" svg:x2="5.236cm" svg:y2="15.3cm" draw:end-shape="id6" draw:end-glue-point="3" svg:d="M2623 15300h2613">
          <text:p/>
        </draw:connector>
        <draw:connector draw:style-name="gr12" draw:text-style-name="P1" draw:layer="layout" draw:type="line" svg:x1="7.923cm" svg:y1="15.3cm" svg:x2="8.743cm" svg:y2="17.3cm" draw:start-shape="id6" draw:start-glue-point="1" draw:end-shape="id7" draw:end-glue-point="0" svg:d="M7923 15300l820 2000">
          <text:p/>
        </draw:connector>
        <draw:connector draw:style-name="gr12" draw:text-style-name="P1" draw:layer="layout" draw:type="line" svg:x1="7.923cm" svg:y1="15.3cm" svg:x2="9.3cm" svg:y2="16.1cm" draw:start-shape="id6" draw:start-glue-point="1" draw:end-shape="id8" draw:end-glue-point="3" svg:d="M7923 15300l1377 800">
          <text:p/>
        </draw:connector>
        <draw:connector draw:style-name="gr12" draw:text-style-name="P1" draw:layer="layout" draw:type="line" svg:x1="12.3cm" svg:y1="16.1cm" svg:x2="12.7cm" svg:y2="16.1cm" draw:start-shape="id8" draw:start-glue-point="1" draw:end-shape="id9" draw:end-glue-point="3" svg:d="M12300 16100h400">
          <text:p/>
        </draw:connector>
        <draw:connector draw:style-name="gr12" draw:text-style-name="P1" draw:layer="layout" draw:type="line" svg:x1="15.7cm" svg:y1="16.1cm" svg:x2="16.1cm" svg:y2="16.1cm" draw:start-shape="id9" draw:start-glue-point="1" draw:end-shape="id10" draw:end-glue-point="3" svg:d="M15700 16100h400">
          <text:p/>
        </draw:connector>
        <draw:connector draw:style-name="gr12" draw:text-style-name="P1" draw:layer="layout" draw:type="line" svg:x1="8.743cm" svg:y1="17.3cm" svg:x2="9.3cm" svg:y2="16.1cm" draw:start-shape="id7" draw:start-glue-point="0" draw:end-shape="id8" svg:d="M8743 17300l557-1200">
          <text:p/>
        </draw:connector>
        <draw:connector draw:style-name="gr12" draw:text-style-name="P1" draw:layer="layout" draw:type="line" svg:x1="7.923cm" svg:y1="15.3cm" svg:x2="12.8cm" svg:y2="13.5cm" draw:start-shape="id6" draw:start-glue-point="1" draw:end-shape="id11" draw:end-glue-point="3" svg:d="M7923 15300l4877-1800">
          <text:p/>
        </draw:connector>
        <draw:connector draw:style-name="gr12" draw:text-style-name="P1" draw:layer="layout" draw:type="line" svg:x1="7.923cm" svg:y1="15.3cm" svg:x2="14.513cm" svg:y2="11.1cm" draw:start-shape="id6" draw:start-glue-point="1" draw:end-shape="id12" draw:end-glue-point="3" svg:d="M7923 15300l6590-4200">
          <text:p/>
        </draw:connector>
        <draw:connector draw:style-name="gr12" draw:text-style-name="P1" draw:layer="layout" draw:type="line" svg:x1="17.3cm" svg:y1="11.1cm" svg:x2="18.393cm" svg:y2="12.8cm" draw:start-shape="id12" draw:start-glue-point="1" draw:end-shape="id13" draw:end-glue-point="0" svg:d="M17300 11100l1093 1700">
          <text:p/>
        </draw:connector>
        <draw:connector draw:style-name="gr12" draw:text-style-name="P1" draw:layer="layout" draw:type="line" svg:x1="15.6cm" svg:y1="13.5cm" svg:x2="17cm" svg:y2="13.5cm" draw:start-shape="id11" draw:start-glue-point="1" draw:end-shape="id13" draw:end-glue-point="3" svg:d="M15600 13500h1400">
          <text:p/>
        </draw:connector>
      </draw:page>
      <draw:page draw:name="page4" draw:style-name="dp1" draw:master-page-name="標準">
        <draw:frame draw:style-name="gr1" draw:text-style-name="P1" draw:layer="measurelines" svg:width="16.2cm" svg:height="16.6cm" svg:x="-17.8cm" svg:y="1.5cm">
          <draw:image xlink:href="Pictures/100002000000034400000338226A7EF6.png" xlink:type="simple" xlink:show="embed" xlink:actuate="onLoad">
            <text:p/>
          </draw:image>
        </draw:frame>
        <draw:line draw:style-name="gr2" draw:text-style-name="P1" draw:layer="layout" svg:x1="0.3cm" svg:y1="8.2cm" svg:x2="19.6cm" svg:y2="8.2cm">
          <text:p/>
        </draw:line>
        <draw:line draw:style-name="gr3" draw:text-style-name="P1" draw:layer="measurelines" svg:x1="17.513cm" svg:y1="6.499cm" svg:x2="17.513cm" svg:y2="18.299cm">
          <text:p/>
        </draw:line>
        <draw:frame draw:style-name="gr4" draw:text-style-name="P3" draw:layer="measurelines" svg:width="1.923cm" svg:height="4.028cm" svg:x="2.277cm" svg:y="2.2cm">
          <draw:text-box>
            <text:p text:style-name="P3"><text:span text:style-name="T1">大鹿山作戦の準備本格化</text:span></text:p>
          </draw:text-box>
        </draw:frame>
        <draw:line draw:style-name="gr3" draw:text-style-name="P1" draw:layer="measurelines" svg:x1="3.3cm" svg:y1="6.5cm" svg:x2="3.3cm" svg:y2="18.3cm">
          <text:p/>
        </draw:line>
        <draw:frame draw:style-name="gr13" draw:text-style-name="P3" draw:layer="measurelines" svg:width="1.823cm" svg:height="4.062cm" svg:x="16.5cm" svg:y="2cm">
          <draw:text-box>
            <text:p text:style-name="P3"><text:span text:style-name="T1">黒縄さま覚醒</text:span></text:p>
            <text:p text:style-name="P3"><text:span text:style-name="T1">＆大鹿山作戦</text:span></text:p>
          </draw:text-box>
        </draw:frame>
        <draw:frame draw:style-name="gr8" draw:text-style-name="P4" draw:layer="layout" svg:width="2.787cm" svg:height="1.4cm" svg:x="0.113cm" svg:y="14.1cm">
          <draw:text-box>
            <text:p><text:span text:style-name="T2">Hitami</text:span></text:p>
          </draw:text-box>
        </draw:frame>
        <draw:frame draw:style-name="gr10" draw:text-style-name="P5" xml:id="id14" draw:id="id14" draw:layer="layout" svg:width="2.4cm" svg:height="1.4cm" svg:x="3.7cm" svg:y="9cm">
          <draw:text-box>
            <text:p><text:span text:style-name="T3">Ippu</text:span></text:p>
          </draw:text-box>
        </draw:frame>
        <draw:frame draw:style-name="gr1" draw:text-style-name="P1" draw:layer="layout" svg:width="17.999cm" svg:height="10.578cm" svg:x="-19.999cm" svg:y="-3.4cm">
          <draw:image xlink:href="Pictures/100002010000057A000003382405F877.png" xlink:type="simple" xlink:show="embed" xlink:actuate="onLoad">
            <text:p/>
          </draw:image>
        </draw:frame>
        <draw:line draw:style-name="gr3" draw:text-style-name="P1" draw:layer="layout" svg:x1="13.392cm" svg:y1="6.556cm" svg:x2="13.392cm" svg:y2="18.356cm">
          <text:p/>
        </draw:line>
        <draw:frame draw:style-name="gr14" draw:text-style-name="P3" draw:layer="layout" svg:width="1.162cm" svg:height="5.129cm" svg:x="12.738cm" svg:y="1.371cm">
          <draw:text-box>
            <text:p text:style-name="P3"><text:span text:style-name="T1">ミンダ大鹿山入り</text:span></text:p>
          </draw:text-box>
        </draw:frame>
        <draw:frame draw:style-name="gr10" draw:text-style-name="P5" xml:id="id15" draw:id="id15" draw:layer="layout" svg:width="2.9cm" svg:height="1.4cm" svg:x="4.5cm" svg:y="11cm">
          <draw:text-box>
            <text:p><text:span text:style-name="T3">Yoshine</text:span></text:p>
          </draw:text-box>
        </draw:frame>
        <draw:frame draw:style-name="gr10" draw:text-style-name="P5" xml:id="id20" draw:id="id20" draw:layer="layout" svg:width="2.8cm" svg:height="1.4cm" svg:x="6.3cm" svg:y="18.1cm">
          <draw:text-box>
            <text:p><text:span text:style-name="T3">Baruru</text:span></text:p>
          </draw:text-box>
        </draw:frame>
        <draw:frame draw:style-name="gr8" draw:text-style-name="P4" xml:id="id17" draw:id="id17" draw:layer="layout" svg:width="2.787cm" svg:height="1.4cm" svg:x="5.5cm" svg:y="13.3cm">
          <draw:text-box>
            <text:p><text:span text:style-name="T2">Hitami2</text:span></text:p>
          </draw:text-box>
        </draw:frame>
        <draw:frame draw:style-name="gr8" draw:text-style-name="P4" xml:id="id18" draw:id="id18" draw:layer="layout" svg:width="3.387cm" svg:height="1.4cm" svg:x="6.213cm" svg:y="15.5cm">
          <draw:text-box>
            <text:p><text:span text:style-name="T2">Kurokasa</text:span></text:p>
          </draw:text-box>
        </draw:frame>
        <draw:frame draw:style-name="gr8" draw:text-style-name="P4" xml:id="id19" draw:id="id19" draw:layer="layout" svg:width="2.6cm" svg:height="1.4cm" svg:x="10.6cm" svg:y="15.5cm">
          <draw:text-box>
            <text:p><text:span text:style-name="T2">Minda4</text:span></text:p>
          </draw:text-box>
        </draw:frame>
        <draw:frame draw:style-name="gr8" draw:text-style-name="P4" xml:id="id16" draw:id="id16" draw:layer="layout" svg:width="2.687cm" svg:height="1.4cm" svg:x="16.1cm" svg:y="12.1cm">
          <draw:text-box>
            <text:p><text:span text:style-name="T2">Minda5</text:span></text:p>
          </draw:text-box>
        </draw:frame>
        <draw:frame draw:style-name="gr15" draw:text-style-name="P4" xml:id="id21" draw:id="id21" draw:layer="layout" svg:width="3.4cm" svg:height="1.5cm" svg:x="13.7cm" svg:y="16.5cm">
          <draw:text-box>
            <text:p><text:span text:style-name="T2">Gerufaru</text:span></text:p>
          </draw:text-box>
        </draw:frame>
        <draw:connector draw:style-name="gr12" draw:text-style-name="P1" draw:layer="layout" draw:type="line" svg:x1="4.9cm" svg:y1="10.4cm" svg:x2="5.95cm" svg:y2="11cm" draw:start-shape="id14" draw:start-glue-point="2" draw:end-shape="id15" draw:end-glue-point="0" svg:d="M4900 10400l1050 600">
          <text:p/>
        </draw:connector>
        <draw:connector draw:style-name="gr12" draw:text-style-name="P1" draw:layer="layout" draw:type="line" svg:x1="6.1cm" svg:y1="9.7cm" svg:x2="16.1cm" svg:y2="12.8cm" draw:start-shape="id14" draw:start-glue-point="1" draw:end-shape="id16" draw:end-glue-point="3" svg:d="M6100 9700l10000 3100">
          <text:p/>
        </draw:connector>
        <draw:connector draw:style-name="gr12" draw:text-style-name="P1" draw:layer="layout" draw:type="line" svg:x1="7.4cm" svg:y1="11.7cm" svg:x2="16.1cm" svg:y2="12.8cm" draw:start-shape="id15" draw:start-glue-point="1" draw:end-shape="id16" svg:d="M7400 11700l8700 1100">
          <text:p/>
        </draw:connector>
        <draw:connector draw:style-name="gr12" draw:text-style-name="P1" draw:layer="layout" draw:type="line" svg:x1="8.287cm" svg:y1="14cm" svg:x2="16.1cm" svg:y2="12.8cm" draw:start-shape="id17" draw:start-glue-point="1" draw:end-shape="id16" draw:end-glue-point="3" svg:d="M8287 14000l7813-1200">
          <text:p/>
        </draw:connector>
        <draw:connector draw:style-name="gr12" draw:text-style-name="P1" draw:layer="layout" draw:type="line" svg:x1="9.6cm" svg:y1="16.2cm" svg:x2="10.6cm" svg:y2="16.2cm" draw:start-shape="id18" draw:start-glue-point="1" draw:end-shape="id19" draw:end-glue-point="3" svg:d="M9600 16200h1000">
          <text:p/>
        </draw:connector>
        <draw:connector draw:style-name="gr12" draw:text-style-name="P1" draw:layer="layout" draw:type="line" svg:x1="9.1cm" svg:y1="18.8cm" svg:x2="10.6cm" svg:y2="16.2cm" draw:start-shape="id20" draw:start-glue-point="1" draw:end-shape="id19" svg:d="M9100 18800l1500-2600">
          <text:p/>
        </draw:connector>
        <draw:connector draw:style-name="gr12" draw:text-style-name="P1" draw:layer="layout" draw:type="line" svg:x1="15.4cm" svg:y1="16.5cm" svg:x2="16.1cm" svg:y2="12.8cm" draw:start-shape="id21" draw:start-glue-point="0" draw:end-shape="id16" draw:end-glue-point="3" svg:d="M15400 16500l700-3700">
          <text:p/>
        </draw:connector>
        <draw:connector draw:style-name="gr12" draw:text-style-name="P1" draw:layer="layout" draw:type="line" svg:x1="13.2cm" svg:y1="16.2cm" svg:x2="16.1cm" svg:y2="12.8cm" draw:start-shape="id19" draw:start-glue-point="1" draw:end-shape="id16" draw:end-glue-point="3" svg:d="M13200 16200l2900-3400">
          <text:p/>
        </draw:connector>
      </draw:page>
      <draw:page draw:name="page5" draw:style-name="dp1" draw:master-page-name="標準">
        <draw:line draw:style-name="gr2" draw:text-style-name="P1" draw:layer="layout" svg:x1="1cm" svg:y1="9.5cm" svg:x2="19.1cm" svg:y2="9.5cm">
          <text:p/>
        </draw:line>
        <draw:frame draw:style-name="gr4" draw:text-style-name="P3" draw:layer="measurelines" svg:width="1.923cm" svg:height="3.2cm" svg:x="12.777cm" svg:y="3.1cm">
          <draw:text-box>
            <text:p text:style-name="P3"><text:span text:style-name="T1">ルブンデン</text:span></text:p>
            <text:p text:style-name="P3"><text:span text:style-name="T1">魔力喪失</text:span></text:p>
          </draw:text-box>
        </draw:frame>
        <draw:line draw:style-name="gr16" draw:text-style-name="P1" draw:layer="measurelines" svg:x1="13.823cm" svg:y1="6.5cm" svg:x2="13.823cm" svg:y2="18.3cm">
          <text:p/>
        </draw:line>
        <draw:frame draw:style-name="gr17" draw:text-style-name="P6" draw:layer="layout" svg:width="3.687cm" svg:height="1.4cm" svg:x="2.3cm" svg:y="12.2cm">
          <draw:text-box>
            <text:p><text:span text:style-name="T4">RNakia</text:span></text:p>
          </draw:text-box>
        </draw:frame>
        <draw:frame draw:style-name="gr17" draw:text-style-name="P6" xml:id="id22" draw:id="id22" draw:layer="layout" svg:width="3.687cm" svg:height="1.4cm" svg:x="7.813cm" svg:y="12.2cm">
          <draw:text-box>
            <text:p><text:span text:style-name="T4">Habaic</text:span></text:p>
          </draw:text-box>
        </draw:frame>
        <draw:frame draw:style-name="gr1" draw:text-style-name="P1" draw:layer="layout" svg:width="13.3cm" svg:height="11.918cm" svg:x="-14.1cm" svg:y="1.9cm">
          <draw:image xlink:href="Pictures/100002010000043300000375EF01ABAD.png" xlink:type="simple" xlink:show="embed" xlink:actuate="onLoad">
            <text:p/>
          </draw:image>
        </draw:frame>
        <draw:frame draw:style-name="gr10" draw:text-style-name="P5" xml:id="id23" draw:id="id23" draw:layer="layout" svg:width="2.387cm" svg:height="1.4cm" svg:x="15cm" svg:y="14.9cm">
          <draw:text-box>
            <text:p><text:span text:style-name="T3">Inome</text:span></text:p>
          </draw:text-box>
        </draw:frame>
        <draw:connector draw:style-name="gr12" draw:text-style-name="P1" draw:layer="layout" draw:type="line" svg:x1="11.5cm" svg:y1="12.9cm" svg:x2="15cm" svg:y2="15.6cm" draw:start-shape="id22" draw:start-glue-point="1" draw:end-shape="id23" draw:end-glue-point="3" svg:d="M11500 12900l3500 2700">
          <text:p/>
        </draw:connector>
      </draw:page>
      <draw:page draw:name="page6" draw:style-name="dp1" draw:master-page-name="標準">
        <draw:line draw:style-name="gr2" draw:text-style-name="P1" draw:layer="layout" svg:x1="1cm" svg:y1="9.5cm" svg:x2="19.1cm" svg:y2="9.5cm">
          <text:p/>
        </draw:line>
        <draw:line draw:style-name="gr3" draw:text-style-name="P1" draw:layer="measurelines" svg:x1="9.613cm" svg:y1="6.499cm" svg:x2="9.613cm" svg:y2="18.299cm">
          <text:p/>
        </draw:line>
        <draw:frame draw:style-name="gr4" draw:text-style-name="P3" draw:layer="measurelines" svg:width="1.923cm" svg:height="4.028cm" svg:x="3.277cm" svg:y="2.2cm">
          <draw:text-box>
            <text:p text:style-name="P3"><text:span text:style-name="T1">ばせる様</text:span></text:p>
            <text:p text:style-name="P3"><text:span text:style-name="T1">生まれる</text:span></text:p>
          </draw:text-box>
        </draw:frame>
        <draw:line draw:style-name="gr3" draw:text-style-name="P1" draw:layer="measurelines" svg:x1="4.3cm" svg:y1="6.5cm" svg:x2="4.3cm" svg:y2="18.3cm">
          <text:p/>
        </draw:line>
        <draw:frame draw:style-name="gr18" draw:text-style-name="P3" draw:layer="measurelines" svg:width="2.484cm" svg:height="4.697cm" svg:x="8.016cm" svg:y="1.603cm">
          <draw:text-box>
            <text:p text:style-name="P3"><text:span text:style-name="T1">レーナス　開始</text:span></text:p>
            <text:p text:style-name="P3"><text:span text:style-name="T1">（北岸防衛作戦）</text:span></text:p>
            <text:p text:style-name="P3"><text:span text:style-name="T1">（北岸侵攻）</text:span></text:p>
          </draw:text-box>
        </draw:frame>
        <draw:frame draw:style-name="gr1" draw:text-style-name="P1" draw:layer="layout" svg:width="12.649cm" svg:height="13.97cm" svg:x="-13.1cm" svg:y="2.33cm">
          <draw:image xlink:href="Pictures/10000200000002EB00000339EB173C2F.png" xlink:type="simple" xlink:show="embed" xlink:actuate="onLoad">
            <text:p/>
          </draw:image>
        </draw:frame>
        <draw:frame draw:style-name="gr15" draw:text-style-name="P4" xml:id="id24" draw:id="id24" draw:layer="layout" svg:width="3.4cm" svg:height="1.5cm" svg:x="0.3cm" svg:y="11.6cm">
          <draw:text-box>
            <text:p><text:span text:style-name="T2">Meiju</text:span></text:p>
          </draw:text-box>
        </draw:frame>
        <draw:frame draw:style-name="gr15" draw:text-style-name="P4" xml:id="id26" draw:id="id26" draw:layer="layout" svg:width="3.4cm" svg:height="1.5cm" svg:x="5.2cm" svg:y="13.9cm">
          <draw:text-box>
            <text:p><text:span text:style-name="T2">Uzinos</text:span></text:p>
          </draw:text-box>
        </draw:frame>
        <draw:frame draw:style-name="gr15" draw:text-style-name="P4" draw:layer="layout" svg:width="3.4cm" svg:height="1.5cm" svg:x="5.2cm" svg:y="16.5cm">
          <draw:text-box>
            <text:p><text:span text:style-name="T2">Gebu</text:span></text:p>
          </draw:text-box>
        </draw:frame>
        <draw:frame draw:style-name="gr15" draw:text-style-name="P4" xml:id="id27" draw:id="id27" draw:layer="layout" svg:width="3.4cm" svg:height="1.5cm" svg:x="10.5cm" svg:y="13.9cm">
          <draw:text-box>
            <text:p><text:span text:style-name="T2">Seri</text:span></text:p>
          </draw:text-box>
        </draw:frame>
        <draw:frame draw:style-name="gr15" draw:text-style-name="P4" xml:id="id25" draw:id="id25" draw:layer="layout" svg:width="4cm" svg:height="1.5cm" svg:x="13.7cm" svg:y="11.6cm">
          <draw:text-box>
            <text:p><text:span text:style-name="T2">Utagemaru</text:span></text:p>
          </draw:text-box>
        </draw:frame>
        <draw:connector draw:style-name="gr12" draw:text-style-name="P1" draw:layer="layout" draw:type="line" svg:x1="3.7cm" svg:y1="12.35cm" svg:x2="13.7cm" svg:y2="12.35cm" draw:start-shape="id24" draw:start-glue-point="1" draw:end-shape="id25" draw:end-glue-point="3" svg:d="M3700 12350h10000">
          <text:p/>
        </draw:connector>
        <draw:connector draw:style-name="gr12" draw:text-style-name="P1" draw:layer="layout" draw:type="line" svg:x1="8.6cm" svg:y1="14.65cm" svg:x2="10.5cm" svg:y2="14.65cm" draw:start-shape="id26" draw:start-glue-point="1" draw:end-shape="id27" svg:d="M8600 14650h1900">
          <text:p/>
        </draw:connector>
        <draw:connector draw:style-name="gr12" draw:text-style-name="P1" draw:layer="layout" draw:type="line" svg:x1="12.2cm" svg:y1="13.9cm" svg:x2="13.7cm" svg:y2="12.35cm" draw:start-shape="id27" draw:start-glue-point="0" draw:end-shape="id25" draw:end-glue-point="3" svg:d="M12200 13900l1500-1550">
          <text:p/>
        </draw:connector>
      </draw:page>
      <draw:page draw:name="page7" draw:style-name="dp1" draw:master-page-name="標準">
        <draw:line draw:style-name="gr2" draw:text-style-name="P1" draw:layer="layout" svg:x1="1cm" svg:y1="9.5cm" svg:x2="19.1cm" svg:y2="9.5cm">
          <text:p/>
        </draw:line>
        <draw:frame draw:style-name="gr19" draw:text-style-name="P3" draw:layer="measurelines" svg:width="1.323cm" svg:height="4.728cm" svg:x="4.777cm" svg:y="1.672cm">
          <draw:text-box>
            <text:p text:style-name="P3"><text:span text:style-name="T1">ばせる様の暴動</text:span></text:p>
          </draw:text-box>
        </draw:frame>
        <draw:line draw:style-name="gr3" draw:text-style-name="P1" draw:layer="measurelines" svg:x1="5.5cm" svg:y1="6.5cm" svg:x2="5.5cm" svg:y2="18.3cm">
          <text:p/>
        </draw:line>
        <draw:frame draw:style-name="gr20" draw:text-style-name="P1" draw:layer="layout" svg:width="17.999cm" svg:height="11.443cm" svg:x="21.701cm" svg:y="6.6cm">
          <draw:image xlink:href="Pictures/100002010000051000000338C069627A.png" xlink:type="simple" xlink:show="embed" xlink:actuate="onLoad">
            <text:p/>
          </draw:image>
        </draw:frame>
        <draw:frame draw:style-name="gr15" draw:text-style-name="P4" xml:id="id28" draw:id="id28" draw:layer="layout" svg:width="3.4cm" svg:height="1.5cm" svg:x="1.2cm" svg:y="13.6cm">
          <draw:text-box>
            <text:p><text:span text:style-name="T2">Baseru</text:span></text:p>
          </draw:text-box>
        </draw:frame>
        <draw:frame draw:style-name="gr15" draw:text-style-name="P4" xml:id="id29" draw:id="id29" draw:layer="layout" svg:width="3.4cm" svg:height="1.5cm" svg:x="7cm" svg:y="10.9cm">
          <draw:text-box>
            <text:p><text:span text:style-name="T2">Akisato</text:span></text:p>
          </draw:text-box>
        </draw:frame>
        <draw:frame draw:style-name="gr15" draw:text-style-name="P4" xml:id="id30" draw:id="id30" draw:layer="layout" svg:width="3.4cm" svg:height="1.5cm" svg:x="8cm" svg:y="12.8cm">
          <draw:text-box>
            <text:p><text:span text:style-name="T2">Yoshine2</text:span></text:p>
          </draw:text-box>
        </draw:frame>
        <draw:frame draw:style-name="gr15" draw:text-style-name="P4" xml:id="id31" draw:id="id31" draw:layer="layout" svg:width="3.4cm" svg:height="1.5cm" svg:x="9.5cm" svg:y="14.8cm">
          <draw:text-box>
            <text:p><text:span text:style-name="T2">Umiao</text:span></text:p>
          </draw:text-box>
        </draw:frame>
        <draw:frame draw:style-name="gr15" draw:text-style-name="P4" xml:id="id32" draw:id="id32" draw:layer="layout" svg:width="3.4cm" svg:height="1.5cm" svg:x="10.8cm" svg:y="16.8cm">
          <draw:text-box>
            <text:p><text:span text:style-name="T2">Paripero</text:span></text:p>
          </draw:text-box>
        </draw:frame>
        <draw:connector draw:style-name="gr21" draw:text-style-name="P1" draw:layer="layout" draw:type="line" svg:x1="4.6cm" svg:y1="14.35cm" svg:x2="7cm" svg:y2="11.65cm" draw:start-shape="id28" draw:start-glue-point="1" draw:end-shape="id29" draw:end-glue-point="3" svg:d="M4600 14350l2400-2700">
          <text:p/>
        </draw:connector>
        <draw:connector draw:style-name="gr21" draw:text-style-name="P1" draw:layer="layout" draw:type="line" svg:x1="4.6cm" svg:y1="14.35cm" svg:x2="8cm" svg:y2="13.55cm" draw:start-shape="id28" draw:start-glue-point="1" draw:end-shape="id30" draw:end-glue-point="3" svg:d="M4600 14350l3400-800">
          <text:p/>
        </draw:connector>
        <draw:connector draw:style-name="gr21" draw:text-style-name="P1" draw:layer="layout" draw:type="line" svg:x1="4.6cm" svg:y1="14.35cm" svg:x2="9.5cm" svg:y2="15.55cm" draw:start-shape="id28" draw:start-glue-point="1" draw:end-shape="id31" draw:end-glue-point="3" svg:d="M4600 14350l4900 1200">
          <text:p/>
        </draw:connector>
        <draw:connector draw:style-name="gr21" draw:text-style-name="P1" draw:layer="layout" draw:type="line" svg:x1="4.6cm" svg:y1="14.35cm" svg:x2="10.8cm" svg:y2="17.55cm" draw:start-shape="id28" draw:start-glue-point="1" draw:end-shape="id32" draw:end-glue-point="3" svg:d="M4600 14350l6200 3200">
          <text:p/>
        </draw:connector>
      </draw:page>
      <draw:page draw:name="page8" draw:style-name="dp1" draw:master-page-name="標準">
        <draw:frame draw:style-name="gr22" draw:text-style-name="P7" draw:layer="layout" svg:width="13.879cm" svg:height="2.156cm" svg:x="2.721cm" svg:y="1.844cm">
          <draw:text-box>
            <text:p text:style-name="P7"><text:span text:style-name="T5">ミンダシリーズ後</text:span></text:p>
          </draw:text-box>
        </draw:frame>
        <draw:frame draw:style-name="gr15" draw:text-style-name="P4" draw:layer="layout" svg:width="3.4cm" svg:height="1.5cm" svg:x="4cm" svg:y="8.6cm">
          <draw:text-box>
            <text:p text:style-name="P6"><text:span text:style-name="T2">Goeibara</text:span></text:p>
          </draw:text-box>
        </draw:frame>
        <draw:frame draw:style-name="gr15" draw:text-style-name="P4" draw:layer="layout" svg:width="3.4cm" svg:height="1.5cm" svg:x="12.7cm" svg:y="8.6cm">
          <draw:text-box>
            <text:p text:style-name="P6"><text:span text:style-name="T2">Kunug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竹馬 </meta:initial-creator>
    <meta:creation-date>2025-01-01T19:54:37.76</meta:creation-date>
    <dc:date>2025-01-01T22:00:25.79</dc:date>
    <dc:creator>竹馬 </dc:creator>
    <meta:editing-duration>PT1H23M1S</meta:editing-duration>
    <meta:editing-cycles>24</meta:editing-cycles>
    <meta:generator>OpenOffice/4.1.15$Win32 OpenOffice.org_project/4115m2$Build-9813</meta:generator>
    <meta:document-statistic meta:object-count="108"/>
  </office:meta>
</office:document-meta>
</file>